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ext-properties style:font-name="Courier" style:font-name-asian="Courier" style:font-name-complex="Courier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5.2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3">
            <text:p>Inventor Physics Output</text:p>
          </table:table-cell>
          <table:covered-table-cell table:number-columns-repeated="8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Physical Properties for four_sirom_track_Gazebo_Frame</text:p>
          </table:table-cell>
          <table:table-cell table:number-columns-repeated="7" table:style-name="ce3"/>
          <table:table-cell table:style-name="ce4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General Properties:</text:p>
          </table:table-cell>
          <table:table-cell table:number-columns-repeated="7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Material:</text:p>
          </table:table-cell>
          <table:table-cell office:value-type="string" table:style-name="ce6">
            <text:p>{}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Density:</text:p>
          </table:table-cell>
          <table:table-cell office:value-type="string" table:style-name="ce6">
            <text:p>1.000 g/cm^3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Mass:</text:p>
          </table:table-cell>
          <table:table-cell office:value-type="string" table:style-name="ce6">
            <text:p>5.523 kg (Relative Error = 0.000020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Area:</text:p>
          </table:table-cell>
          <table:table-cell office:value-type="string" table:style-name="ce6">
            <text:p>536617.232 mm^2 (Relative Error = 0.00000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URDF Properties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Volume:</text:p>
          </table:table-cell>
          <table:table-cell office:value-type="string" table:style-name="ce6">
            <text:p>5522784.442 mm^3 (Relative Error = 0.000020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Center of Gravity:</text:p>
          </table:table-cell>
          <table:table-cell table:number-columns-repeated="7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Mass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X:</text:p>
          </table:table-cell>
          <table:table-cell office:value-type="string" table:style-name="ce6">
            <text:p>80.698 mm (Relative Error = 0.00002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office:string-value="5.523" table:formula="of:=LEFT([.D7]; SEARCH(&quot; &quot;; [.D7])-1)" table:style-name="ce8">
            <text:p>5.523</text:p>
          </table:table-cell>
          <table:table-cell office:value-type="string" table:style-name="ce1">
            <text:p>Kg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Y:</text:p>
          </table:table-cell>
          <table:table-cell office:value-type="string" table:style-name="ce6">
            <text:p>-600.207 mm (Relative Error = 0.000020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Z:</text:p>
          </table:table-cell>
          <table:table-cell office:value-type="string" table:style-name="ce6">
            <text:p>25.679 mm (Relative Error = 0.00002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Centre of Gravity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office:value-type="string" table:style-name="ce5">
            <text:p>Mass Moments of Inertia with respect to Center of Gravity(Calculated using negative integral)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office:string-value="80.698" table:formula="of:=LEFT([.D11]; SEARCH(&quot; &quot;; [.D11])-1)" table:style-name="ce1">
            <text:p>80.698</text:p>
          </table:table-cell>
          <table:table-cell office:value-type="string" table:style-name="ce1">
            <text:p>mm</text:p>
          </table:table-cell>
          <table:table-cell office:value-type="float" office:value="8.0697999999999992E-2" table:formula="of:=[.N14]/1000" table:style-name="ce8">
            <text:p>0.080698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822091.712 kg mm^2 (Relative Error = 0.00002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office:string-value="-600.207" table:formula="of:=LEFT([.D12]; SEARCH(&quot; &quot;; [.D12])-1)" table:style-name="ce1">
            <text:p>-600.207</text:p>
          </table:table-cell>
          <table:table-cell office:value-type="string" table:style-name="ce1">
            <text:p>mm</text:p>
          </table:table-cell>
          <table:table-cell office:value-type="float" office:value="-0.60020700000000005" table:formula="of:=[.N15]/1000" table:style-name="ce8">
            <text:p>-0.600207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17.989 kg mm^2 (Relative Error = 0.000020%)</text:p>
          </table:table-cell>
          <table:table-cell office:value-type="string" table:style-name="ce6">
            <text:p>4754.978 kg mm^2 (Relative Error = 0.000020%)</text:p>
          </table:table-cell>
          <table:table-cell table:number-columns-repeated="4" table:style-name="ce6"/>
          <table:table-cell table:style-name="ce7"/>
          <table:table-cell table:number-columns-repeated="2" table:style-name="ce1"/>
          <table:table-cell office:value-type="string" table:style-name="ce1">
            <text:p>Z</text:p>
          </table:table-cell>
          <table:table-cell office:value-type="string" office:string-value="25.679" table:formula="of:=LEFT([.D13]; SEARCH(&quot; &quot;; [.D13])-1)" table:style-name="ce1">
            <text:p>25.679</text:p>
          </table:table-cell>
          <table:table-cell office:value-type="string" table:style-name="ce1">
            <text:p>mm</text:p>
          </table:table-cell>
          <table:table-cell office:value-type="float" office:value="2.5678999999999997E-2" table:formula="of:=[.N16]/1000" table:style-name="ce8">
            <text:p>0.025679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50.016 kg mm^2 (Relative Error = 0.000020%)</text:p>
          </table:table-cell>
          <table:table-cell office:value-type="string" table:style-name="ce6">
            <text:p>7.518 kg mm^2 (Relative Error = 0.000020%)</text:p>
          </table:table-cell>
          <table:table-cell office:value-type="string" table:style-name="ce6">
            <text:p>824461.868 kg mm^2 (Relative Error = 0.000020%)</text:p>
          </table:table-cell>
          <table:table-cell table:number-columns-repeated="3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Mass Moments of Inertia with respect to Global(Calculated using negative integral)</text:p>
          </table:table-cell>
          <table:table-cell table:number-columns-repeated="7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Rotation to principal axes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2815306.206 kg mm^2 (Relative Error = 0.00002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Rx</text:p>
          </table:table-cell>
          <table:table-cell office:value-type="string" office:string-value="0.00" table:formula="of:=LEFT([.D27]; SEARCH(&quot; &quot;; [.D27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N19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267515.251 kg mm^2 (Relative Error = 0.000020%)</text:p>
          </table:table-cell>
          <table:table-cell office:value-type="string" table:style-name="ce6">
            <text:p>44361.598 kg mm^2 (Relative Error = 0.000020%)</text:p>
          </table:table-cell>
          <table:table-cell table:number-columns-repeated="4" table:style-name="ce6"/>
          <table:table-cell table:style-name="ce7"/>
          <table:table-cell table:number-columns-repeated="2" table:style-name="ce1"/>
          <table:table-cell office:value-type="string" table:style-name="ce1">
            <text:p>Ry</text:p>
          </table:table-cell>
          <table:table-cell office:value-type="string" office:string-value="-1.21" table:formula="of:=LEFT([.D28]; SEARCH(&quot; &quot;; [.D28])-1)" table:style-name="ce1">
            <text:p>-1.21</text:p>
          </table:table-cell>
          <table:table-cell office:value-type="string" table:style-name="ce1">
            <text:p>deg</text:p>
          </table:table-cell>
          <table:table-cell office:value-type="float" office:value="-2.1118483949131388E-2" table:formula="of:=([.N20]/180)*PI()" table:style-name="ce8">
            <text:p>-0.021118484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11394.376 kg mm^2 (Relative Error = 0.000020%)</text:p>
          </table:table-cell>
          <table:table-cell office:value-type="string" table:style-name="ce6">
            <text:p>85127.835 kg mm^2 (Relative Error = 0.000020%)</text:p>
          </table:table-cell>
          <table:table-cell office:value-type="string" table:style-name="ce6">
            <text:p>2849999.542 kg mm^2 (Relative Error = 0.000020%)</text:p>
          </table:table-cell>
          <table:table-cell table:number-columns-repeated="3" table:style-name="ce6"/>
          <table:table-cell table:style-name="ce7"/>
          <table:table-cell table:number-columns-repeated="2" table:style-name="ce1"/>
          <table:table-cell office:value-type="string" table:style-name="ce1">
            <text:p>Rz</text:p>
          </table:table-cell>
          <table:table-cell office:value-type="string" office:string-value="-0.00" table:formula="of:=LEFT([.D29]; SEARCH(&quot; &quot;; [.D29])-1)" table:style-name="ce1">
            <text:p>-0.00</text:p>
          </table:table-cell>
          <table:table-cell office:value-type="string" table:style-name="ce1">
            <text:p>deg</text:p>
          </table:table-cell>
          <table:table-cell office:value-type="float" office:value="0" table:formula="of:=([.N21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5">
            <text:p>Principal Moments of Inertia with respect to Center of Gravity</text:p>
          </table:table-cell>
          <table:table-cell table:number-columns-repeated="7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1:</text:p>
          </table:table-cell>
          <table:table-cell office:value-type="string" table:style-name="ce6">
            <text:p>822090.658 kg mm^2 (Relative Error = 0.00002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Principal Momens of Inertia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2:</text:p>
          </table:table-cell>
          <table:table-cell office:value-type="string" table:style-name="ce6">
            <text:p>4754.978 kg mm^2 (Relative Error = 0.00002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Ixx</text:p>
          </table:table-cell>
          <table:table-cell office:value-type="string" office:string-value="822090.658" table:formula="of:=LEFT([.D23]; SEARCH(&quot; &quot;; [.D23])-1)" table:style-name="ce1">
            <text:p>822090.658</text:p>
          </table:table-cell>
          <table:table-cell office:value-type="string" table:style-name="ce1">
            <text:p>kg.mm^2</text:p>
          </table:table-cell>
          <table:table-cell office:value-type="float" office:value="0.82209065800000003" table:formula="of:=[.N24]/1000000" table:style-name="ce8">
            <text:p>0.822090658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3:</text:p>
          </table:table-cell>
          <table:table-cell office:value-type="string" table:style-name="ce6">
            <text:p>824462.923 kg mm^2 (Relative Error = 0.00002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Iyy</text:p>
          </table:table-cell>
          <table:table-cell office:value-type="string" office:string-value="4754.978" table:formula="of:=LEFT([.D24]; SEARCH(&quot; &quot;; [.D24])-1)" table:style-name="ce1">
            <text:p>4754.978</text:p>
          </table:table-cell>
          <table:table-cell office:value-type="string" table:style-name="ce1">
            <text:p>kg.mm^2</text:p>
          </table:table-cell>
          <table:table-cell office:value-type="float" office:value="4.754978E-3" table:formula="of:=[.N25]/1000000" table:style-name="ce8">
            <text:p>0.004754978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5">
            <text:p>Rotation from Global to Principal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style-name="ce1">
            <text:p>Izz</text:p>
          </table:table-cell>
          <table:table-cell office:value-type="string" office:string-value="824462.923" table:formula="of:=LEFT([.D25]; SEARCH(&quot; &quot;; [.D25])-1)" table:style-name="ce1">
            <text:p>824462.923</text:p>
          </table:table-cell>
          <table:table-cell office:value-type="string" table:style-name="ce1">
            <text:p>kg.mm^2</text:p>
          </table:table-cell>
          <table:table-cell office:value-type="float" office:value="0.8244629229999999" table:formula="of:=[.N26]/1000000" table:style-name="ce8">
            <text:p>0.824462923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Rx:</text:p>
          </table:table-cell>
          <table:table-cell office:value-type="string" table:style-name="ce6">
            <text:p>0.00 deg (Relative Error = 0.000020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Ry:</text:p>
          </table:table-cell>
          <table:table-cell office:value-type="string" table:style-name="ce6">
            <text:p>-1.21 deg (Relative Error = 0.00002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5">
            <text:p><text:s text:c="2"/>&lt;inertial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2">
          <table:table-cell/>
          <table:table-cell table:style-name="ce10"/>
          <table:table-cell office:value-type="string" table:style-name="ce11">
            <text:p>Rz:</text:p>
          </table:table-cell>
          <table:table-cell office:value-type="string" table:style-name="ce11">
            <text:p>-0.00 deg (Relative Error = 0.000020%)</text:p>
          </table:table-cell>
          <table:table-cell table:number-columns-repeated="5" table:style-name="ce11"/>
          <table:table-cell table:style-name="ce12"/>
          <table:table-cell table:style-name="ce1"/>
          <table:table-cell office:value-type="string" office:string-value="    &lt;mass value=&quot;5.523&quot; /&gt;" table:formula="of:=CONCATENATE(&quot;    &lt;mass value=&quot;&quot;&quot;; [.M11]; &quot;&quot;&quot; /&gt;&quot;)" table:number-columns-spanned="6" table:number-rows-spanned="1" table:style-name="ce16">
            <text:p><text:s text:c="4"/>&lt;mass value="5.523" /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office:string-value="    &lt;origin xyz=&quot;0.080698 -0.600207 0.025679&quot; rpy=&quot;0 -0.0211184839491314 0&quot; /&gt;" table:formula="of:=CONCATENATE(&quot;    &lt;origin xyz=&quot;&quot;&quot;; [.P14]; &quot; &quot;; [.P15]; &quot; &quot;; [.P16]; &quot;&quot;&quot; rpy=&quot;&quot;&quot;; [.P19];&quot; &quot;;[.P20];&quot; &quot;;[.P21];&quot;&quot;&quot; /&gt;&quot;)" table:number-columns-spanned="6" table:number-rows-spanned="1" table:style-name="ce16">
            <text:p><text:s text:c="4"/>&lt;origin xyz="0.080698 -0.600207 0.025679" rpy="0 -0.0211184839491314 0" /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table:number-columns-spanned="6" table:number-rows-spanned="1" table:style-name="ce16">
            <text:p><text:s text:c="4"/>&lt;inertia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office:string-value="        ixx=&quot;0.822090658&quot; ixy=&quot;0.0&quot; ixz=&quot;0.0&quot;" table:formula="of:=CONCATENATE(&quot;        ixx=&quot;&quot;&quot;;[.P24];&quot;&quot;&quot; ixy=&quot;&quot;0.0&quot;&quot; ixz=&quot;&quot;0.0&quot;&quot;&quot;)" table:number-columns-spanned="6" table:number-rows-spanned="1" table:style-name="ce16">
            <text:p><text:s text:c="8"/>ixx="0.822090658" ixy="0.0" ixz="0.0"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 table:number-columns-repeated="11"/>
          <table:table-cell office:value-type="string" office:string-value="        iyy=&quot;0.004754978&quot; iyz=&quot;0.0&quot;" table:formula="of:=CONCATENATE(&quot;        iyy=&quot;&quot;&quot;;[.P25];&quot;&quot;&quot; iyz=&quot;&quot;0.0&quot;&quot;&quot;)" table:number-columns-spanned="6" table:number-rows-spanned="1" table:style-name="ce16">
            <text:p><text:s text:c="8"/>iyy="0.004754978" iyz="0.0"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11"/>
          <table:table-cell office:value-type="string" office:string-value="        izz=&quot;0.824462923&quot; /&gt;" table:formula="of:=CONCATENATE(&quot;        izz=&quot;&quot;&quot;;[.P26];&quot;&quot;&quot; /&gt;&quot;)" table:number-columns-spanned="6" table:number-rows-spanned="1" table:style-name="ce16">
            <text:p><text:s text:c="8"/>izz="0.824462923" /&gt;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11"/>
          <table:table-cell office:value-type="string" table:number-columns-spanned="6" table:number-rows-spanned="1" table:style-name="ce17">
            <text:p><text:s text:c="2"/>&lt;/inertial&gt;</text:p>
          </table:table-cell>
          <table:covered-table-cell table:number-columns-repeated="5"/>
          <table:table-cell table:number-columns-repeated="16367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10T15:55:19Z</dc:date>
    <meta:editing-cycles>1</meta:editing-cycles>
    <meta:editing-duration>PT111S</meta:editing-duration>
  </office:meta>
</office:document-meta>
</file>